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 office:value-type="string" calcext:value-type="string">
            <text:p>x, мкм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07" calcext:value-type="float">
            <text:p>-107</text:p>
          </table:table-cell>
          <table:table-cell table:formula="of:=[.B2]*4" office:value-type="float" office:value="-428" calcext:value-type="float">
            <text:p>-42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table:formula="of:=[.B3]*4" office:value-type="float" office:value="-296" calcext:value-type="float">
            <text:p>-29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table:formula="of:=[.B4]*4" office:value-type="float" office:value="-144" calcext:value-type="float">
            <text:p>-1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5]*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B6]*4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B7]*4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formula="of:=[.B8]*4" office:value-type="float" office:value="444" calcext:value-type="float">
            <text:p>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20:30:28.0430949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9:08:39.243817132</meta:creation-date>
    <dc:date>2022-05-04T20:30:42.591858501</dc:date>
    <meta:editing-duration>PT1M21S</meta:editing-duration>
    <meta:editing-cycles>3</meta:editing-cycles>
    <meta:generator>LibreOffice/6.4.7.2$Linux_X86_64 LibreOffice_project/40$Build-2</meta:generator>
    <meta:document-statistic meta:table-count="1" meta:cell-count="24" meta:object-count="0"/>
  </office:meta>
</office:document-meta>
</file>